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 BESIDE THE POOL OF BETHSEDA (5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 BESIDE THE POOL OF BETHSEDA (5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rippled man and the Messiah-their first meeting (5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crippled man and the Messiah-their first meeting (5:1-9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man is wallowing on his pallet (5:1-8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man is wallowing on his pallet (5:1-8).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misery beside the waters (5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moving of the waters (5:6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miracle beside the waters (5:8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crippled man and the Messiah-their first meeting (5:1-9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man is wallowing on his pallet (5:1-8)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man is walking with his pallet (5:9)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THE MIRACLE BESIDE THE POOL OF BETHSEDA (5:1-15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crippled man and the Messiah-their first meeting (5:1-9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crippled man and the critics (5:10-13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crippled man and the critics (5:10-13):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ir denunciation (5:1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defence (5:11-13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MIRACLE BESIDE THE POOL OF BETHSEDA (5:1-15)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crippled man and the Messiah-their first meeting (5:1-9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crippled man and the critics (5:10-13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crippled man and the Christ-their final meeting (5:14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JOHN 5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MIRACLE BESIDE THE POOL OF BETHSEDA (5:1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MESSAGE BESIDE THE POOL OF BETHESDA (5:16-47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THE MESSAGE BESIDE THE POOL OF BETHESDA (5:16-47)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tirade against Jesus (5:16-18):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tirade against Jesus (5:16-18):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He heals on the Sabbath (5:16).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e makes himself equal with God (5:17-18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MESSAGE BESIDE THE POOL OF BETHESDA (5:16-47)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tirade against Jesus (5:16-18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Trinity and Jesus (5:19-20, 23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Trinity and Jesus (5:19-20, 23)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Father loves the Son (5:19-20).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Father honours the Son (5:23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4" draw:style-name="a611" draw:master-page-name="Master1-Layout12-tx-Title-and-Text" presentation:presentation-page-layout-name="Master1-PPL12" draw:id="Slide-269">
        <draw:frame draw:id="id109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MESSAGE BESIDE THE POOL OF BETHESDA (5:16-47)<text:s text:c="1"/></text:span><text:span text:style-name="a613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The tirade against Jesus (5:16-18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Trinity and Jesus (5:19-20, 23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tasks assigned to Jesus (5:21-22, 24-29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2-tx-Title-and-Text" presentation:presentation-page-layout-name="Master1-PPL12" draw:id="Slide-270">
        <draw:frame draw:id="id111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tasks assigned to Jesus (5:21-22, 24-29)<text:s text:c="1"/></text:span><text:span text:style-name="a631" text:class-names=""/></text:p>
          </draw:text-box>
          <svg:title/>
          <svg:desc/>
        </draw:frame>
        <draw:frame draw:id="id112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e imparts eternal life (5:21, 24, 26).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e will raise the dead (5:25, 28-29).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6" draw:style-name="a644" draw:master-page-name="Master1-Layout12-tx-Title-and-Text" presentation:presentation-page-layout-name="Master1-PPL12" draw:id="Slide-271">
        <draw:frame draw:id="id113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<text:s text:c="1"/>He will raise the dead (5:25, 28-29).<text:s text:c="1"/></text:span><text:span text:style-name="a646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Some to everlasting joy (5:25, 28-29a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Some to everlasting punishment (5:29b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tasks assigned to Jesus (5:21-22, 24-29)<text:s text:c="1"/></text:span><text:span text:style-name="a661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He imparts eternal life (5:21, 24, 26).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He will raise the dead (5:25, 28-29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He judges all men (5:22, 27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8" draw:style-name="a677" draw:master-page-name="Master1-Layout12-tx-Title-and-Text" presentation:presentation-page-layout-name="Master1-PPL12" draw:id="Slide-273">
        <draw:frame draw:id="id117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THE MESSAGE BESIDE THE POOL OF BETHESDA (5:16-47)<text:s text:c="1"/></text:span><text:span text:style-name="a679" text:class-names=""/></text:p>
          </draw:text-box>
          <svg:title/>
          <svg:desc/>
        </draw:frame>
        <draw:frame draw:id="id118" presentation:style-name="a697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tirade against Jesus (5:16-18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Trinity and Jesus (5:19-20, 23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tasks assigned to Jesus (5:21-22, 24-29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e testimonies concerning Jesus (5:30-47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9" draw:style-name="a698" draw:master-page-name="Master1-Layout12-tx-Title-and-Text" presentation:presentation-page-layout-name="Master1-PPL12" draw:id="Slide-274">
        <draw:frame draw:id="id119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The testimonies concerning Jesus (5:30-47):<text:s text:c="1"/></text:span><text:span text:style-name="a700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From John the Baptist (5:31-35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From his own works (5:36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From the Father (5:30, 37-38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From the Scriptures (5:39-47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draw:page draw:name="Slide20" draw:style-name="a719" draw:master-page-name="Master1-Layout12-tx-Title-and-Text" presentation:presentation-page-layout-name="Master1-PPL12" draw:id="Slide-275">
        <draw:frame draw:id="id121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THE MESSAGE BESIDE THE POOL OF BETHESDA (5:16-47)<text:s text:c="1"/></text:span><text:span text:style-name="a721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 tirade against Jesus (5:16-18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Trinity and Jesus (5:19-20, 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 tasks assigned to Jesus (5:21-22, 24-29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testimonies concerning Jesus (5:30-47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JOHN 5</text:span><text:span text:style-name="a742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THE MIRACLE BESIDE THE POOL OF BETHSEDA (5:1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THE MESSAGE BESIDE THE POOL OF BETHESDA (5:16-47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5</dc:title>
    <meta:initial-creator>David STRICKLAND</meta:initial-creator>
    <dc:creator>David STRICKLAND</dc:creator>
    <meta:creation-date>2020-02-23T23:14:29Z</meta:creation-date>
    <dc:date>2020-02-23T23:14:30Z</dc:date>
    <meta:template xlink:href="BibleStudy" xlink:type="simple"/>
    <meta:editing-cycles>1</meta:editing-cycles>
    <meta:editing-duration>PT0S</meta:editing-duration>
    <meta:document-statistic meta:paragraph-count="69" meta:word-count="652"/>
  </office:meta>
</office:document-meta>
</file>